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C4000001205A0B90EE923DD81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text-properties style:font-name="Arial" fo:font-size="9pt" style:font-size-asian="10pt" style:font-size-complex="10pt"/>
    </style:style>
    <style:style style:name="P12" style:family="paragraph" style:parent-style-name="Standard">
      <style:paragraph-properties fo:text-align="center" style:justify-single-word="false"/>
      <style:text-properties fo:font-size="10pt" fo:font-weight="normal"/>
    </style:style>
    <style:style style:name="P13"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14"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15"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16"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17"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font-weight-asian="normal" style:font-weight-complex="normal"/>
    </style:style>
    <style:style style:name="P18"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style>
    <style:style style:name="P19" style:family="paragraph" style:parent-style-name="Standard">
      <style:paragraph-properties fo:margin-left="0cm" fo:margin-right="0cm" fo:margin-top="0cm" fo:margin-bottom="0.3cm" loext:contextual-spacing="false" fo:text-align="start" style:justify-single-word="false" fo:text-indent="0cm" style:auto-text-indent="false"/>
      <style:text-properties style:font-name="Arial" fo:font-size="9pt" style:text-underline-style="none" fo:font-weight="normal" style:font-size-asian="10pt" style:font-weight-asian="normal" style:font-size-complex="10pt" style:font-weight-complex="normal"/>
    </style:style>
    <style:style style:name="P20" style:family="paragraph" style:parent-style-name="Standard">
      <style:paragraph-properties fo:margin-left="0cm" fo:margin-right="0cm" fo:margin-top="0cm" fo:margin-bottom="0.3cm" loext:contextual-spacing="false" fo:text-align="start" style:justify-single-word="false" fo:text-indent="0cm" style:auto-text-indent="fals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1" style:family="paragraph" style:parent-style-name="Standard">
      <style:paragraph-properties fo:margin-left="0cm" fo:margin-right="0cm" fo:margin-top="0cm" fo:margin-bottom="0.3cm" loext:contextual-spacing="false" fo:text-align="start" style:justify-single-word="false" fo:text-indent="0cm" style:auto-text-indent="false" fo:break-before="pag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2" style:family="paragraph" style:parent-style-name="Contents_20_1">
      <style:paragraph-properties>
        <style:tab-stops>
          <style:tab-stop style:position="18cm" style:type="right" style:leader-style="dotted" style:leader-text="."/>
        </style:tab-stops>
      </style:paragraph-properties>
    </style:style>
    <style:style style:name="P23" style:family="paragraph" style:parent-style-name="Contents_20_2">
      <style:paragraph-properties>
        <style:tab-stops>
          <style:tab-stop style:position="17.501cm" style:type="right" style:leader-style="dotted" style:leader-text="."/>
        </style:tab-stops>
      </style:paragraph-properties>
    </style:style>
    <style:style style:name="P24" style:family="paragraph" style:parent-style-name="Text_20_body">
      <style:text-properties officeooo:rsid="00119028" officeooo:paragraph-rsid="00119028"/>
    </style:style>
    <style:style style:name="P25" style:family="paragraph" style:parent-style-name="Text_20_body">
      <style:text-properties officeooo:rsid="00128564" officeooo:paragraph-rsid="00128564"/>
    </style:style>
    <style:style style:name="P26" style:family="paragraph" style:parent-style-name="Text_20_body">
      <style:text-properties officeooo:rsid="0014733b" officeooo:paragraph-rsid="0014733b"/>
    </style:style>
    <style:style style:name="P27" style:family="paragraph" style:parent-style-name="Text_20_body">
      <style:text-properties officeooo:rsid="0018e7ff" officeooo:paragraph-rsid="0018e7ff"/>
    </style:style>
    <style:style style:name="P28" style:family="paragraph" style:parent-style-name="Standard">
      <style:paragraph-properties fo:break-before="page"/>
      <style:text-properties style:font-name="Arial" fo:font-size="9pt" style:font-size-asian="10pt" style:font-size-complex="10pt"/>
    </style:style>
    <style:style style:name="P29" style:family="paragraph" style:parent-style-name="Standard" style:list-style-name="L3">
      <style:text-properties style:font-name="Arial" fo:font-size="9pt" officeooo:rsid="00124cc3" officeooo:paragraph-rsid="00124cc3" style:font-size-asian="10pt" style:font-size-complex="10pt"/>
    </style:style>
    <style:style style:name="P30" style:family="paragraph" style:parent-style-name="Standard">
      <style:text-properties style:font-name="Arial" fo:font-size="11pt" officeooo:rsid="001d0be3" officeooo:paragraph-rsid="001d0be3" style:font-size-asian="11pt" style:font-size-complex="11pt"/>
    </style:style>
    <style:style style:name="P31" style:family="paragraph" style:parent-style-name="Heading_20_1" style:list-style-name=""/>
    <style:style style:name="P32" style:family="paragraph" style:parent-style-name="Heading_20_1" style:master-page-name="Materialbogen_20_Anwendungsentwicklung">
      <style:paragraph-properties style:page-number="auto"/>
    </style:style>
    <style:style style:name="P33" style:family="paragraph" style:parent-style-name="Heading_20_1">
      <style:paragraph-properties fo:break-before="page"/>
    </style:style>
    <style:style style:name="P34" style:family="paragraph" style:parent-style-name="Text_20_body" style:list-style-name="L1">
      <style:text-properties officeooo:rsid="00119028" officeooo:paragraph-rsid="00119028"/>
    </style:style>
    <style:style style:name="P35" style:family="paragraph" style:parent-style-name="Text_20_body" style:list-style-name="L2">
      <style:text-properties officeooo:rsid="0012ac58" officeooo:paragraph-rsid="0012ac58"/>
    </style:style>
    <style:style style:name="P36" style:family="paragraph" style:parent-style-name="Text_20_body" style:list-style-name="L2">
      <style:text-properties officeooo:rsid="00158b60" officeooo:paragraph-rsid="00158b60"/>
    </style:style>
    <style:style style:name="P37" style:family="paragraph" style:parent-style-name="Text_20_body" style:list-style-name="L2">
      <style:text-properties officeooo:rsid="0016623b" officeooo:paragraph-rsid="0016623b"/>
    </style:style>
    <style:style style:name="P38" style:family="paragraph" style:parent-style-name="Text_20_body" style:list-style-name="L2">
      <style:text-properties officeooo:rsid="00180cee" officeooo:paragraph-rsid="00180cee"/>
    </style:style>
    <style:style style:name="T1" style:family="text">
      <style:text-properties fo:font-variant="small-caps" fo:text-shadow="none"/>
    </style:style>
    <style:style style:name="T2" style:family="text">
      <style:text-properties style:font-name="Arial" fo:font-size="8pt"/>
    </style:style>
    <style:style style:name="T3" style:family="text">
      <style:text-properties fo:font-weight="normal"/>
    </style:style>
    <style:style style:name="T4" style:family="text">
      <style:text-properties officeooo:rsid="000e29e0"/>
    </style:style>
    <style:style style:name="T5" style:family="text">
      <style:text-properties fo:font-size="8pt" fo:font-weight="normal"/>
    </style:style>
    <style:style style:name="T6" style:family="text">
      <style:text-properties fo:font-weight="bold"/>
    </style:style>
    <style:style style:name="T7" style:family="text">
      <style:text-properties fo:font-style="italic"/>
    </style:style>
    <style:style style:name="T8" style:family="text">
      <style:text-properties officeooo:rsid="0010e5f8"/>
    </style:style>
    <style:style style:name="T9" style:family="text">
      <style:text-properties officeooo:rsid="00158b60"/>
    </style:style>
    <style:style style:name="T10" style:family="text">
      <style:text-properties officeooo:rsid="001a1812"/>
    </style:style>
    <style:style style:name="T11" style:family="text">
      <style:text-properties officeooo:rsid="001d0be3"/>
    </style:style>
    <style:style style:name="T12" style:family="text">
      <style:text-properties officeooo:rsid="001faad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p text:style-name="P15">Pflichtenheft:</text:p>
      <text:p text:style-name="P13"/>
      <text:p text:style-name="P14"/>
      <text:p text:style-name="P17">Gruppe: </text:p>
      <text:p text:style-name="P18">Gruppenmitglieder: <text:span text:style-name="T8">Christian Ziermann, Marvin Kröker, Dennis Wrobel, Lukas Prediger, Joshua Failing</text:span></text:p>
      <text:p text:style-name="P20">Auftrag:</text:p>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text:a xlink:type="simple" xlink:href="#__RefHeading__413_861071704" text:style-name="Index_20_Link" text:visited-style-name="Index_20_Link">1 Zielbestimmung<text:tab/>3</text:a></text:p>
          <text:p text:style-name="P23"><text:a xlink:type="simple" xlink:href="#__RefHeading__415_861071704" text:style-name="Index_20_Link" text:visited-style-name="Index_20_Link">1.1Musskriterien<text:tab/>3</text:a></text:p>
          <text:p text:style-name="P23"><text:a xlink:type="simple" xlink:href="#__RefHeading__417_861071704" text:style-name="Index_20_Link" text:visited-style-name="Index_20_Link">1.2 Wunschkriterien<text:tab/>3</text:a></text:p>
          <text:p text:style-name="P23"><text:a xlink:type="simple" xlink:href="#__RefHeading__419_861071704" text:style-name="Index_20_Link" text:visited-style-name="Index_20_Link">1. 3 Abgrenzungskriterien<text:tab/>3</text:a></text:p>
          <text:p text:style-name="P22"><text:a xlink:type="simple" xlink:href="#__RefHeading__421_861071704" text:style-name="Index_20_Link" text:visited-style-name="Index_20_Link">2 Produkteinsatz<text:tab/>3</text:a></text:p>
          <text:p text:style-name="P23"><text:a xlink:type="simple" xlink:href="#__RefHeading__423_861071704" text:style-name="Index_20_Link" text:visited-style-name="Index_20_Link">2.1 Anwendungsbereiche<text:tab/>3</text:a></text:p>
          <text:p text:style-name="P23"><text:a xlink:type="simple" xlink:href="#__RefHeading__425_861071704" text:style-name="Index_20_Link" text:visited-style-name="Index_20_Link">2.2 Zielgruppen<text:tab/>3</text:a></text:p>
          <text:p text:style-name="P23"><text:a xlink:type="simple" xlink:href="#__RefHeading__427_861071704" text:style-name="Index_20_Link" text:visited-style-name="Index_20_Link">2.3 Betriebsbedingungen<text:tab/>3</text:a></text:p>
          <text:p text:style-name="P22"><text:a xlink:type="simple" xlink:href="#__RefHeading__429_861071704" text:style-name="Index_20_Link" text:visited-style-name="Index_20_Link">3 Produktübersicht<text:tab/>3</text:a></text:p>
          <text:p text:style-name="P22"><text:a xlink:type="simple" xlink:href="#__RefHeading__431_861071704" text:style-name="Index_20_Link" text:visited-style-name="Index_20_Link">4 Produktfunktionen<text:tab/>3</text:a></text:p>
          <text:p text:style-name="P22"><text:a xlink:type="simple" xlink:href="#__RefHeading__433_861071704" text:style-name="Index_20_Link" text:visited-style-name="Index_20_Link">5 Produktdaten<text:tab/>3</text:a></text:p>
          <text:p text:style-name="P22"><text:a xlink:type="simple" xlink:href="#__RefHeading__435_861071704" text:style-name="Index_20_Link" text:visited-style-name="Index_20_Link">6 Produktleistungen<text:tab/>4</text:a></text:p>
          <text:p text:style-name="P22"><text:a xlink:type="simple" xlink:href="#__RefHeading__437_861071704" text:style-name="Index_20_Link" text:visited-style-name="Index_20_Link">7 Qualitätsanforderungen<text:tab/>4</text:a></text:p>
          <text:p text:style-name="P22"><text:a xlink:type="simple" xlink:href="#__RefHeading__439_861071704" text:style-name="Index_20_Link" text:visited-style-name="Index_20_Link">8 Benutzungsoberfläche<text:tab/>4</text:a></text:p>
          <text:p text:style-name="P22"><text:a xlink:type="simple" xlink:href="#__RefHeading__441_861071704" text:style-name="Index_20_Link" text:visited-style-name="Index_20_Link">9 Nichtfunktionale Anforderungen<text:tab/>4</text:a></text:p>
          <text:p text:style-name="P22"><text:a xlink:type="simple" xlink:href="#__RefHeading__443_861071704" text:style-name="Index_20_Link" text:visited-style-name="Index_20_Link">10 Technische Produktumgebung<text:tab/>4</text:a></text:p>
          <text:p text:style-name="P23"><text:a xlink:type="simple" xlink:href="#__RefHeading__445_861071704" text:style-name="Index_20_Link" text:visited-style-name="Index_20_Link">10.1 Software<text:tab/>4</text:a></text:p>
          <text:p text:style-name="P23"><text:a xlink:type="simple" xlink:href="#__RefHeading__447_861071704" text:style-name="Index_20_Link" text:visited-style-name="Index_20_Link">10.2 Hardware<text:tab/>4</text:a></text:p>
          <text:p text:style-name="P23"><text:a xlink:type="simple" xlink:href="#__RefHeading__449_861071704" text:style-name="Index_20_Link" text:visited-style-name="Index_20_Link">10.3 Orgware<text:tab/>4</text:a></text:p>
          <text:p text:style-name="P23"><text:a xlink:type="simple" xlink:href="#__RefHeading__451_861071704" text:style-name="Index_20_Link" text:visited-style-name="Index_20_Link">10. 4 Produkt-Schnittstellen<text:tab/>4</text:a></text:p>
          <text:p text:style-name="P22"><text:a xlink:type="simple" xlink:href="#__RefHeading__453_861071704" text:style-name="Index_20_Link" text:visited-style-name="Index_20_Link">11 Spezielle Anforderungen an die Entwicklungs-Umgebung<text:tab/>5</text:a></text:p>
          <text:p text:style-name="P23"><text:a xlink:type="simple" xlink:href="#__RefHeading__455_861071704" text:style-name="Index_20_Link" text:visited-style-name="Index_20_Link">11.1 Software<text:tab/>5</text:a></text:p>
          <text:p text:style-name="P23"><text:a xlink:type="simple" xlink:href="#__RefHeading__457_861071704" text:style-name="Index_20_Link" text:visited-style-name="Index_20_Link">11.2 Hardware<text:tab/>5</text:a></text:p>
          <text:p text:style-name="P23"><text:a xlink:type="simple" xlink:href="#__RefHeading__459_861071704" text:style-name="Index_20_Link" text:visited-style-name="Index_20_Link">11.3 Orgware<text:tab/>5</text:a></text:p>
          <text:p text:style-name="P23"><text:a xlink:type="simple" xlink:href="#__RefHeading__461_861071704" text:style-name="Index_20_Link" text:visited-style-name="Index_20_Link">11.4 Entwicklungs-Schnittstellen<text:tab/>5</text:a></text:p>
          <text:p text:style-name="P22"><text:a xlink:type="simple" xlink:href="#__RefHeading__463_861071704" text:style-name="Index_20_Link" text:visited-style-name="Index_20_Link">12 Gliederung in Teilprodukte<text:tab/>5</text:a></text:p>
          <text:p text:style-name="P22"><text:a xlink:type="simple" xlink:href="#__RefHeading__465_861071704" text:style-name="Index_20_Link" text:visited-style-name="Index_20_Link">13 Ergänzungen<text:tab/>5</text:a></text:p>
        </text:index-body>
      </text:table-of-content>
      <text:h text:style-name="P31" text:outline-level="1"/>
      <text:h text:style-name="P33" text:outline-level="1"><text:bookmark-start text:name="__RefHeading__413_861071704"/>1 Zielbestimmung<text:bookmark-end text:name="__RefHeading__413_861071704"/></text:h>
      <text:p text:style-name="P24">Die Webanwendung TEmma soll die Lagerverwaltung, Verkaufs- und Lieferverwaltung eines Geschäfts zur Verfügung stellen. Im folgenden Bezeichnet Mitarbeiter einen männlichen oder weiblichen Angestellten des Geschäfts und Kunde einen männlichen oder weiblichen Kunden des Geschäfts. Aus Gründen besserer Lesbarkeit wurde auf die explizite Geschlechtsform verzichtet.</text:p>
      <text:h text:style-name="Heading_20_2" text:outline-level="2"><text:bookmark-start text:name="__RefHeading__415_861071704"/>1.1 Musskriterien<text:bookmark-end text:name="__RefHeading__415_861071704"/></text:h>
      <text:list xml:id="list7807174237515624243" text:style-name="L1">
        <text:list-item>
          <text:p text:style-name="P34">Lagerverwaltung</text:p>
          <text:list>
            <text:list-item>
              <text:p text:style-name="P34">Artikel mit Bezeichnung und Menge erfasst werden können</text:p>
            </text:list-item>
            <text:list-item>
              <text:p text:style-name="P34">Artikel müssen bei direktem Verkauf im Lager aus dem System ausgebucht werden können</text:p>
            </text:list-item>
          </text:list>
        </text:list-item>
        <text:list-item>
          <text:p text:style-name="P34">Lieferverwaltung</text:p>
          <text:list>
            <text:list-item>
              <text:p text:style-name="P34">Es müssen Bestellungen registrierter Kunden erfasst und ausgeführt werden können</text:p>
            </text:list-item>
          </text:list>
        </text:list-item>
        <text:list-item>
          <text:p text:style-name="P34">Kundenverwaltung</text:p>
          <text:list>
            <text:list-item>
              <text:p text:style-name="P34">Kunden müssen im System erfasst werden können</text:p>
              <text:list>
                <text:list-item>
                  <text:p text:style-name="P34">Name</text:p>
                </text:list-item>
                <text:list-item>
                  <text:p text:style-name="P34">Telefonnummer</text:p>
                </text:list-item>
                <text:list-item>
                  <text:p text:style-name="P34">Lieferadresse</text:p>
                </text:list-item>
                <text:list-item>
                  <text:p text:style-name="P34">Lieferhinweis</text:p>
                </text:list-item>
              </text:list>
            </text:list-item>
          </text:list>
        </text:list-item>
        <text:list-item>
          <text:p text:style-name="P34">Mitarbeiterverwaltung</text:p>
          <text:list>
            <text:list-item>
              <text:p text:style-name="P34">Ein Mitarbeiter muss sich im System hinterlegt werden können</text:p>
              <text:list>
                <text:list-item>
                  <text:p text:style-name="P34">Name</text:p>
                </text:list-item>
                <text:list-item>
                  <text:p text:style-name="P34">Telefonnummer</text:p>
                </text:list-item>
                <text:list-item>
                  <text:p text:style-name="P34">Adresse</text:p>
                </text:list-item>
              </text:list>
            </text:list-item>
            <text:list-item>
              <text:p text:style-name="P34">Mitarbeiter müssen sich im System einloggen können (Siehe Berechtigungsverwaltung)</text:p>
            </text:list-item>
          </text:list>
        </text:list-item>
        <text:list-item>
          <text:p text:style-name="P34">Berechtigungsverwaltung</text:p>
          <text:list>
            <text:list-item>
              <text:p text:style-name="P34">Jedem Mitarbeiter müssen unabhängige Berechtigungen zugeordnet werden können</text:p>
            </text:list-item>
            <text:list-item>
              <text:p text:style-name="P34">Die Berechtigungen müssen bei versuchten Änderungen und Aufrufen bestimmter Daten überprüft werden</text:p>
            </text:list-item>
          </text:list>
        </text:list-item>
      </text:list>
      <text:h text:style-name="Heading_20_2" text:outline-level="2"><text:bookmark-start text:name="__RefHeading__417_861071704"/>1.2 Wunschkriterien<text:bookmark-end text:name="__RefHeading__417_861071704"/></text:h>
      <text:list xml:id="list925157439523185693" text:style-name="L2">
        <text:list-item>
          <text:p text:style-name="P35">Lokalisierung des Programms</text:p>
          <text:list>
            <text:list-item>
              <text:p text:style-name="P35">Hauptsprache Deutsch</text:p>
            </text:list-item>
            <text:list-item>
              <text:p text:style-name="P35">Geplant: Englisch</text:p>
            </text:list-item>
          </text:list>
        </text:list-item>
        <text:list-item>
          <text:p text:style-name="P36">Periodisches wiederholen von Lieferaufträgen</text:p>
        </text:list-item>
        <text:list-item>
          <text:p text:style-name="P37">Statusverwaltung für Lieferaufträge</text:p>
        </text:list-item>
        <text:list-item>
          <text:p text:style-name="P38">Dynamische Berechtigungsverwaltung</text:p>
        </text:list-item>
      </text:list>
      <text:h text:style-name="Heading_20_2" text:outline-level="2"><text:bookmark-start text:name="__RefHeading__419_861071704"/>1. 3 Abgrenzungskriterie<text:span text:style-name="T10">n</text:span><text:bookmark-end text:name="__RefHeading__419_861071704"/></text:h>
      <text:list xml:id="list5419343531321978910" text:style-name="L3">
        <text:list-item>
          <text:p text:style-name="P29">Keine Buchungssystem</text:p>
        </text:list-item>
      </text:list>
      <text:p text:style-name="P28"/>
      <text:h text:style-name="Heading_20_1" text:outline-level="1"><text:bookmark-start text:name="__RefHeading__421_861071704"/>2 Produkteinsatz<text:bookmark-end text:name="__RefHeading__421_861071704"/></text:h>
      <text:h text:style-name="Heading_20_2" text:outline-level="2"><text:bookmark-start text:name="__RefHeading__423_861071704"/>2.1 Anwendungsbereiche<text:bookmark-end text:name="__RefHeading__423_861071704"/></text:h>
      <text:p text:style-name="P25">Die Anwendungsbereiche sind Kleinhandelsbetriebe mit einer Option für einen Lieferbetrieb (nicht erforderlich). Die Anwendung richtet sich an Firmenkunden, bzw. private Unternehmer.</text:p>
      <text:h text:style-name="Heading_20_2" text:outline-level="2"><text:bookmark-start text:name="__RefHeading__425_861071704"/>2.2 Zielgruppen<text:bookmark-end text:name="__RefHeading__425_861071704"/></text:h>
      <text:p text:style-name="P26">Die Zielgruppe sind Mitarbeiter der oben genannten Unternehmen. Dabei sind <text:span text:style-name="T11">Basiskenntnisse</text:span> im Umgang mit Computern <text:span text:style-name="T9">vonnöten. </text:span></text:p>
      <text:h text:style-name="Heading_20_2" text:outline-level="2"><text:bookmark-start text:name="__RefHeading__427_861071704"/>2.3 Betriebsbedingungen<text:bookmark-end text:name="__RefHeading__427_861071704"/></text:h>
      <text:p text:style-name="P30">Die physikalische Umgebung des Systems ist für das Warenlager, sowie den Verkaufsraum und für das Büro vorgesehen.Es sind überall die gleichen Basiskenntnisse empfehlenswert. Die Betriebszeit erstreckt sich über die Öffnungszeiten des Ladens die je nach Wochentag unterschiedlich sein können. Eine ständige Aufsicht des Systems ist nicht notwendig.</text:p>
      <text:h text:style-name="Heading_20_1" text:outline-level="1"><text:bookmark-start text:name="__RefHeading__429_861071704"/>3 P<text:span text:style-name="T12">r</text:span>oduktübersicht<text:bookmark-end text:name="__RefHeading__429_861071704"/></text:h>
      <text:p text:style-name="P11">Gibt eine Übersicht über das Produkt, z.B. über alle wichtigen Geschäftsprozesse in Form eines Übersichtsdiagramms </text:p>
      <text:p text:style-name="P11"/>
      <text:h text:style-name="Heading_20_1" text:outline-level="1"><text:bookmark-start text:name="__RefHeading__431_861071704"/>4 Produktfunktionen<text:bookmark-end text:name="__RefHeading__431_861071704"/></text:h>
      <text:p text:style-name="P11">In Abhängigkeit von den gewählten Konzepten erfolgt hier eine Konkretisierung und Detaillierung der Funktionen aus dem Lastenheft.</text:p>
      <text:p text:style-name="P11">Wurde beispielsweise im Lastenheft die Funktionalität durch verbal beschriebene Geschäftsprozesse definiert, dann kann hier eine Detaillierung erfolgen, z.B. unter Verwendung einer Geschäftsprozess-Schablone .</text:p>
      <text:p text:style-name="P11">Die Produktfunktionen können gegliedert werden nach:</text:p>
      <text:p text:style-name="P11"><text:tab/>Geschäftsprozessen</text:p>
      <text:p text:style-name="P11"><text:tab/>Listen</text:p>
      <text:p text:style-name="P11"><text:tab/>Reports</text:p>
      <text:p text:style-name="P11">Erfolgt die Beschreibung der Funktionen mit einem CASE-Werkzeug, dann reicht es aus, nur den Namen der Funktion und einen Verweis auf das mit dem CASE-Werkzeug erstellte Artefakt anzugeben.</text:p>
      <text:p text:style-name="P11"/>
      <text:h text:style-name="Heading_20_1" text:outline-level="1"><text:bookmark-start text:name="__RefHeading__433_861071704"/>5 Produktdaten<text:bookmark-end text:name="__RefHeading__433_861071704"/></text:h>
      <text:p text:style-name="P11">Die langfristig zu speichernden Daten sind aus Benutzersicht detaillierter zu beschreiben.</text:p>
      <text:p text:style-name="P11">Im einfachsten Fall erfolgt eine verbale Beschreibung. Es bietet sich jedoch auch an, eine formale Beschreibung, z.B. in Form eines Data Dictionary, vorzunehmen, um eine größere Präzision zu erreichen.</text:p>
      <text:p text:style-name="P11">Bei einer objektorientierten Software-Entwicklung kann die Daten-Spezifikation auch als Attribut-Spezifikation im Klassen-Diagramm erfolgen. Vom Pflichtenheft aus ist dann auf das entsprechende Klassen-Diagramm zu verweisen.</text:p>
      <text:p text:style-name="P11">Unabhängig von der verwendeten Methode sollten die Produktdaten jedoch im Pflichtenheft grob untergliedert und mit Namen benannt werden, z.B. Kundendaten bestehen aus: Kunden-Nr., Name, Adresse, Kommunikationsdaten, Geburtsdatum, Funktion, Umsatz, Kurzmitteilung, Notizen, Info-Material, Kunde seit. Name, Adresse usw. sind hier nicht weiter aufzugliedern, da diese Verfeinerungen in der Regel in den CASE-Werkzeugen zur Wiederverwendung zur Verfügung stehen und nicht jeder Systemanalytiker diese Begriffe neu definieren soll.</text:p>
      <text:p text:style-name="P11">Das Mengengerüst bei den Daten ist bei Bedarf zu ergänzen, beispielsweise um Durchschnittswerte und Spitzenbelastungen beim Datendurchsatz usw.</text:p>
      <text:h text:style-name="Heading_20_1" text:outline-level="1"/>
      <text:h text:style-name="Heading_20_1" text:outline-level="1"><text:bookmark-start text:name="__RefHeading__435_861071704"/>6 Produktleistungen<text:bookmark-end text:name="__RefHeading__435_861071704"/></text:h>
      <text:p text:style-name="P11">Werden an einzelne Funktionen und Daten Leistungsanforderungen bzgl. Zeit oder Genauigkeit gestellt, dann werden sie hier aufgeführt und mit <text:span text:style-name="T6">/Lnn/</text:span> markiert. Zu prüfen ist, ob die gewünschten Leistungen mit den in S genannten Datenmengen erreicht werden können. Bei netzwerkfähigen Anwendungen ist der Datentransfer über das Netz zu schätzen.</text:p>
      <text:p text:style-name="P11"/>
      <text:h text:style-name="Heading_20_1" text:outline-level="1"><text:bookmark-start text:name="__RefHeading__437_861071704"/><text:soft-page-break/>7 Qualitätsanforderungen<text:bookmark-end text:name="__RefHeading__437_861071704"/></text:h>
      <text:p text:style-name="P11">In diesem Kapitel wird festgelegt, welche Qualitätsmerkmale das zu entwickelnde Produkt in welcher Qualitätsstufe besitzen soll.</text:p>
      <text:p text:style-name="P11">Voraussetzung für die Qualitäts-Zielbestimmung ist, dass die Qualitätsmerkmale in operationalisierter Form vorliegen.</text:p>
      <text:p text:style-name="P11">Die operationalisierten Qualitätsmerkmale sind als Anhang dem Pflichtenheft beizufügen, wenn sie nicht als allgemeine Richtlinie (Standard, Werknorm) zur Verfügung stehen.</text:p>
      <text:p text:style-name="P11">Gibt es in einem Unternehmen einen festgelegten Qualitätsstandard für alle Produkte, dann sind hier nur Abweichungen davon aufzuführen und zu begründen.</text:p>
      <text:p text:style-name="P11"/>
      <text:h text:style-name="Heading_20_1" text:outline-level="1"><text:bookmark-start text:name="__RefHeading__439_861071704"/>8 Benutzungsoberfläche<text:bookmark-end text:name="__RefHeading__439_861071704"/></text:h>
      <text:p text:style-name="P11">In diesem Kapitel werden grundlegende Anforderungen an die Benutzungsoberfläche festgelegt, z.B. Fensterlayout, Dialogstruktur und Mausbedienung</text:p>
      <text:p text:style-name="P11">entsprechend dem Windows-Gestaltungs-Regelwerk (<text:span text:style-name="T7">style guide</text:span>)oder unternehmenseigenen Gestaltungs-Regelwerken.</text:p>
      <text:p text:style-name="P11">Die Festlegungen sollten sich auf die produktspezifischen Ausprägungen beschränken Details werden durch Prototypen oder Pilotsysteme spezifiziert.</text:p>
      <text:p text:style-name="P11">Gibt es verschiedene Rollen, die das Produkt benutzen, z.B. Kundensachbearbeiter und Seminarsachbearbeiter, dann sind für jede Rolle die Zugriffsrechte, differenziert nach Lese- und Schreibrechten, aufzuführen.</text:p>
      <text:p text:style-name="P11">Die einzelnen Anforderungen werden analog wie die Funktionsanforderungen nummeriert, allerdings mit dem vorangesetzten Buchstaben B.</text:p>
      <text:p text:style-name="P11">Bei Produkten, die keine Benutzungsoberfläche besitzen, werden hier analog die Schnittstellenkonventionen beschrieben, die für das anwendende System wichtig sind.</text:p>
      <text:p text:style-name="P11"/>
      <text:h text:style-name="Heading_20_1" text:outline-level="1"><text:bookmark-start text:name="__RefHeading__441_861071704"/>9 Nichtfunktionale Anforderungen<text:bookmark-end text:name="__RefHeading__441_861071704"/></text:h>
      <text:p text:style-name="P11">Es werden alle Anforderungen aufgeführt, die sich nicht auf die Funktionalität, die Leistung und die Benutzungsoberfläche beziehen, z.B. einzuhaltende Gesetze einzuhaltende Normen Testat durch externe Prüfungsgesellschaft Revisionsfähigkeit</text:p>
      <text:p text:style-name="P11">Ordnungsmäßigkeit der Buchführung</text:p>
      <text:p text:style-name="P11">Sicherheitsanforderungen, z.B. Passwortschutz, Mitlaufen von Protokollen, sichere Übertragung</text:p>
      <text:p text:style-name="P11">Plattformabhängigkeiten</text:p>
      <text:p text:style-name="P11"/>
      <text:h text:style-name="Heading_20_1" text:outline-level="1"><text:bookmark-start text:name="__RefHeading__443_861071704"/>10 Technische Produktumgebung<text:bookmark-end text:name="__RefHeading__443_861071704"/></text:h>
      <text:h text:style-name="Heading_20_2" text:outline-level="2"><text:bookmark-start text:name="__RefHeading__445_861071704"/>10.1 Software<text:bookmark-end text:name="__RefHeading__445_861071704"/></text:h>
      <text:h text:style-name="Heading_20_2" text:outline-level="2"><text:bookmark-start text:name="__RefHeading__447_861071704"/>10.2 Hardware<text:bookmark-end text:name="__RefHeading__447_861071704"/></text:h>
      <text:h text:style-name="Heading_20_2" text:outline-level="2"><text:bookmark-start text:name="__RefHeading__449_861071704"/>10.3 Orgware<text:bookmark-end text:name="__RefHeading__449_861071704"/></text:h>
      <text:p text:style-name="P27">Zur Verwaltung von Dokumenten und Sourcecode wird die Software Git über die Plattform GitHub genutzt</text:p>
      <text:h text:style-name="Heading_20_2" text:outline-level="2"><text:bookmark-start text:name="__RefHeading__451_861071704"/>10. 4 Produkt-Schnittstellen<text:bookmark-end text:name="__RefHeading__451_861071704"/></text:h>
      <text:p text:style-name="P11">In diesem Kapitel wird die technische Umgebung des Produkts beschrieben. Bei Client/ Server-Anwendungen ist die Umgebung jeweils für Clients und Server getrennt anzugeben. Unter Software wird angegeben,'welche Software-Systeme (Betriebssystem, Laufzeitsystem, Datenbank, Fenstersystem usw.) auf der Zielmaschine (Maschine, auf der das fertiggestellte Produkt eingesetzt werden soll) zur Verfügung stehen, z.B. WebBrowser auf dem Client.</text:p>
      <text:p text:style-name="P11">Unter Hardware wird aufgeführt, welche Hardware-Komponenten (CPU, Peripherie, z.B. Grafikbildschirm, Drucker) in minimaler und maximaler Konfiguration für den Produkteinsatz vorgesehen sind.</text:p>
      <text:p text:style-name="P11">Unter Orgware wird aufgeführt, unter welchen organisatorischen Randbedingungen bzw. Voraussetzungen das Produkt eingesetzt werden soll (z.B. »Elektronische Post ist nur dann sinnvoll einsetzbar, wenn die wichtigsten Empfänger organisatorisch und technisch in das elektronische Postsystem eingegliedert sind, d.h. ein LAN-Anschluss ist erforderlich«).</text:p>
      <text:p text:style-name="P11">Unter Produkt-Schnittstellen wird das Produkt in eine bestehende oder geplante Produkt-Familie eingeordnet oder die geforderten bzw. genutzten Schnittstellen zu anderen Produkten, z.B. Office-Familie von Microsoft, werden definiert bzw. vereinbart (z.B. Schnittstelle zum Ferndiagnosesystem).</text:p>
      <text:p text:style-name="P11"/>
      <text:h text:style-name="Heading_20_1" text:outline-level="1"><text:bookmark-start text:name="__RefHeading__453_861071704"/><text:soft-page-break/>11 Spezielle Anforderungen an die Entwicklungs-Umgebung <text:bookmark-end text:name="__RefHeading__453_861071704"/></text:h>
      <text:h text:style-name="Heading_20_2" text:outline-level="2"><text:bookmark-start text:name="__RefHeading__455_861071704"/>11.1 Software<text:bookmark-end text:name="__RefHeading__455_861071704"/></text:h>
      <text:h text:style-name="Heading_20_2" text:outline-level="2"><text:bookmark-start text:name="__RefHeading__457_861071704"/>11.2 Hardware<text:bookmark-end text:name="__RefHeading__457_861071704"/></text:h>
      <text:h text:style-name="Heading_20_2" text:outline-level="2"><text:bookmark-start text:name="__RefHeading__459_861071704"/>11.3 Orgware<text:bookmark-end text:name="__RefHeading__459_861071704"/></text:h>
      <text:h text:style-name="Heading_20_2" text:outline-level="2"><text:bookmark-start text:name="__RefHeading__461_861071704"/>11.4 Entwicklungs-Schnittstellen<text:bookmark-end text:name="__RefHeading__461_861071704"/></text:h>
      <text:p text:style-name="P11">In diesem Kapitel wird die Entwicklungs-Umgebung des Produkts beschrieben. Es wird festgelegt, welche Konfiguration bzgl. Software, Hardware und Orgware für die Entwicklung des Produkts benötigt wird. Diese Festlegungen sind insbesondere dann notwendig, wenn Entwicklungs- und Zielmaschine unterschiedlich sind.</text:p>
      <text:p text:style-name="P11">Bei Entwicklungs-Schnittstellen ist unter Umständen aufzuführen, über welche einzuhaltenden Hardware- und Software-Schnittstellen Entwicklungs- und Zielrechner gekoppelt sind.</text:p>
      <text:p text:style-name="P11">Unter Software ist insbesondere aufzuführen, welche Software-Werkzeuge, z.B. CASE-Systeme, Programmierumgebungen, Compiler usw., benötigt werden.</text:p>
      <text:p text:style-name="P11"/>
      <text:h text:style-name="Heading_20_1" text:outline-level="1"><text:bookmark-start text:name="__RefHeading__463_861071704"/>12 Gliederung in Teilprodukte<text:bookmark-end text:name="__RefHeading__463_861071704"/></text:h>
      <text:p text:style-name="P11">Das Produkt wird in Teilprodukte aufgeteilt, die getrennt - aus Sicht des Auftraggebers - entwickelt werden sollen. Die Funktionalität wird den einzelnen Teilprodukten zugeordnet. Die Teilprodukte werden in eine Rangfolge gebracht, die die Realisierungsreihenfolge festlegt.</text:p>
      <text:p text:style-name="P11">jedes Teilprodukt sollte einen Umfang besitzen, der in maximal einem halben Kalenderjahr realisierbar ist.</text:p>
      <text:p text:style-name="P11"/>
      <text:h text:style-name="Heading_20_1" text:outline-level="1"><text:bookmark-start text:name="__RefHeading__465_861071704"/>13 Ergänzungen<text:bookmark-end text:name="__RefHeading__465_861071704"/></text:h>
      <text:p text:style-name="P19"><text:s/>In diesem Kapitel werden Ergänzungen oder spezielle Anforderungen beschrieben, die über die aufgeführten Kapitel 1 bis 12 hinausgehen. Beispielsweise können hier Installationsbedingungen festgelegt werden wie: bauliche und räumliche Voraussetzungen, Bereitstellung von Testdaten, Bereitstellung von Hilfspersonal. Außerdem können hier zu berücksichtigende Normen, Vorschriften, Patente und Lizenzen aufgeführt werd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style:style>
    <style:style style:name="MP11" style:family="paragraph" style:parent-style-name="Header">
      <style:paragraph-properties fo:text-align="center" style:justify-single-word="false"/>
      <style:text-properties style:font-name="Arial" fo:font-size="5pt" fo:text-shadow="1pt 1pt" fo:font-weight="bold"/>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draw:fill="none" draw:fill-color="#99ccff"/>
      </style:header-style>
      <style:footer-style>
        <style:header-footer-properties svg:height="0.799cm" fo:margin-left="0cm" fo:margin-right="0cm" fo:margin-top="0.3cm" fo:background-color="transparent"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5-24T13:58:00.757000087">05/17</text:date><text:span text:style-name="MT2"><text:tab/></text:span><text:span text:style-name="MT2"><text:page-number text:select-page="current">0</text:page-number></text:span><text:span text:style-name="MT2">/</text:span><text:span text:style-name="MT2"><text:page-count>6</text:page-count></text:span><text:tab/>GK</text:p>
      </style:footer>
      <style:footer-left>
        <text:p text:style-name="MP7"><text:date style:data-style-name="N10107" text:date-value="2017-05-24T13:58:00.758000258">05/17</text:date><text:span text:style-name="MT2"><text:tab/></text:span><text:span text:style-name="MT2"><text:page-number text:select-page="current">0</text:page-number></text:span><text:span text:style-name="MT2">/</text:span><text:span text:style-name="MT2"><text:page-count>6</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5"><draw:image xlink:href="Pictures/10000000000002C4000001205A0B90EE923DD81B.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flichtenheft</text:p>
                  </table:table-cell>
                  <table:covered-table-cell/>
                  <table:table-cell table:style-name="Tabelle3.B1.3.2" office:value-type="string">
                    <text:p text:style-name="MP2"><text:span text:style-name="MT5">Seite</text:span> <text:page-number text:select-page="current">6</text:page-number>/<text:page-count>6</text:page-count></text:p>
                  </table:table-cell>
                </table:table-row>
              </table:table>
            </table:table-cell>
          </table:table-row>
        </table:table>
        <text:p text:style-name="MP11"/>
      </style:header>
      <style:footer>
        <text:p text:style-name="MP7"><text:date style:data-style-name="N10108" text:date-value="2017-05-24T13:58:00.764000024">05/2017</text:date><text:span text:style-name="MT2"><text:tab/></text:span><text:span text:style-name="MT2"><text:page-number text:select-page="current">6</text:page-number></text:span><text:span text:style-name="MT2">/</text:span><text:span text:style-name="MT2"><text:page-count>6</text:page-count></text:span><text:tab/>K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_64 LibreOffice_project/2b9802c1994aa0b7dc6079e128979269cf95bc78</meta:generator>
    <meta:creation-date>2015-05-20T08:50:22.754000000</meta:creation-date>
    <dc:language>de-DE</dc:language>
    <meta:editing-cycles>16</meta:editing-cycles>
    <meta:editing-duration>PT2H50M31S</meta:editing-duration>
    <dc:date>2017-05-24T13:56:36.152000000</dc:date>
    <meta:document-statistic meta:table-count="3" meta:image-count="1" meta:object-count="0" meta:page-count="6" meta:paragraph-count="146" meta:word-count="1282" meta:character-count="10451" meta:non-whitespace-character-count="9333"/>
    <meta:user-defined meta:name="Info 1"/>
    <meta:user-defined meta:name="Info 2"/>
    <meta:user-defined meta:name="Info 3"/>
    <meta:user-defined meta:name="Info 4"/>
  </office:meta>
</office:document-meta>
</file>